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1C9000001FAF44E44CBF33739E2.png" manifest:media-type="image/png"/>
  <manifest:file-entry manifest:full-path="Pictures/10000000000001910000029351883AE52BAC67D9.png" manifest:media-type="image/png"/>
  <manifest:file-entry manifest:full-path="Pictures/1000000000000286000002A6FF4EE0422D743769.png" manifest:media-type="image/png"/>
  <manifest:file-entry manifest:full-path="Pictures/10000000000004CE000002D61428737E1338858E.png" manifest:media-type="image/png"/>
  <manifest:file-entry manifest:full-path="Pictures/10000000000001E1000001C0715306DCB1D58D2E.png" manifest:media-type="image/png"/>
  <manifest:file-entry manifest:full-path="Pictures/100000000000014A000002B20DD598D1B296EB22.png" manifest:media-type="image/png"/>
  <manifest:file-entry manifest:full-path="Pictures/10000000000001DE00000222E07CD3B6EDA2EC14.png" manifest:media-type="image/png"/>
  <manifest:file-entry manifest:full-path="Pictures/10000000000000DC000000B1B4A21A3F49F42DFE.png" manifest:media-type="image/png"/>
  <manifest:file-entry manifest:full-path="Pictures/100000000000012C000000B4890B1F7CE2416662.gif" manifest:media-type="image/gif"/>
  <manifest:file-entry manifest:full-path="Pictures/100000000000012C000000C640469BBDA37C0DD9.gif" manifest:media-type="image/gif"/>
  <manifest:file-entry manifest:full-path="Pictures/1000000000000144000001119B31DC7CEDCBDDE9.png" manifest:media-type="image/png"/>
  <manifest:file-entry manifest:full-path="Pictures/100000000000012C000000C739651CCA6B5D43E0.gif" manifest:media-type="image/gif"/>
  <manifest:file-entry manifest:full-path="Pictures/100000000000012C000000C14504E4B712D9667F.gif" manifest:media-type="image/gif"/>
  <manifest:file-entry manifest:full-path="Pictures/1000000000000374000002533D0875D437F727A3.png" manifest:media-type="image/png"/>
  <manifest:file-entry manifest:full-path="Pictures/1000000000000144000001135AE0B5BF611BF3CB.png" manifest:media-type="image/png"/>
  <manifest:file-entry manifest:full-path="Pictures/10000000000001DE000001BC4AAD61AF85CCD9C3.png" manifest:media-type="image/png"/>
  <manifest:file-entry manifest:full-path="Pictures/100000000000014F00000123A2B10206FB205FE5.png" manifest:media-type="image/png"/>
  <manifest:file-entry manifest:full-path="Pictures/10000000000001400000011064B2ED2158894F3B.png" manifest:media-type="image/png"/>
  <manifest:file-entry manifest:full-path="Pictures/1000000000000352000001FD28784BAFDC884364.png" manifest:media-type="image/png"/>
  <manifest:file-entry manifest:full-path="Pictures/1000000000000174000001FC88B8A8432CCE8827.png" manifest:media-type="image/png"/>
  <manifest:file-entry manifest:full-path="Pictures/10000000000001E6000001C0779D7EFBB576AC45.png" manifest:media-type="image/png"/>
  <manifest:file-entry manifest:full-path="Pictures/10000000000001B30000013EA7E43CFDCB32BA94.png" manifest:media-type="image/png"/>
  <manifest:file-entry manifest:full-path="Pictures/10000000000003670000020447C7708461DDB957.png" manifest:media-type="image/png"/>
  <manifest:file-entry manifest:full-path="Pictures/100000000000012C000000B79E6FFC1DBA979276.gif" manifest:media-type="image/gif"/>
  <manifest:file-entry manifest:full-path="Pictures/100000000000024A000001550E1CEADFEC4C3BEA.png" manifest:media-type="image/png"/>
  <manifest:file-entry manifest:full-path="Pictures/100000000000011E000000B0564FE21AE6DF25BB.jpg" manifest:media-type="image/jpeg"/>
  <manifest:file-entry manifest:full-path="Pictures/1000000000000101000001684E305C49E235F6DA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9.862cm" svg:y="2.789cm" svg:width="4.59cm" svg:height="2.824cm" draw:z-index="0"><draw:image xlink:href="Pictures/100000000000011E000000B0564FE21AE6DF25BB.jpg" xlink:type="simple" xlink:show="embed" xlink:actuate="onLoad" loext:mime-type="image/jpeg"/></draw:frame><draw:frame draw:style-name="fr1" draw:name="Image2" text:anchor-type="paragraph" svg:x="4.909cm" svg:y="2.822cm" svg:width="4.727cm" svg:height="2.836cm" draw:z-index="1"><draw:image xlink:href="Pictures/100000000000012C000000B4890B1F7CE2416662.gif" xlink:type="simple" xlink:show="embed" xlink:actuate="onLoad" loext:mime-type="image/gif"/></draw:frame><draw:frame draw:style-name="fr1" draw:name="Image3" text:anchor-type="paragraph" svg:x="3.066cm" svg:y="14.108cm" svg:width="4.8cm" svg:height="3.168cm" draw:z-index="2"><draw:image xlink:href="Pictures/100000000000012C000000C640469BBDA37C0DD9.gif" xlink:type="simple" xlink:show="embed" xlink:actuate="onLoad" loext:mime-type="image/gif"/></draw:frame><draw:frame draw:style-name="fr1" draw:name="Image4" text:anchor-type="paragraph" svg:x="9.347cm" svg:y="-1.083cm" svg:width="4.323cm" svg:height="3.642cm" draw:z-index="3"><draw:image xlink:href="Pictures/1000000000000144000001119B31DC7CEDCBDDE9.png" xlink:type="simple" xlink:show="embed" xlink:actuate="onLoad" loext:mime-type="image/png"/></draw:frame><draw:frame draw:style-name="fr1" draw:name="Image5" text:anchor-type="paragraph" svg:x="4.935cm" svg:y="-1.035cm" svg:width="4.198cm" svg:height="3.568cm" draw:z-index="4"><draw:image xlink:href="Pictures/10000000000001400000011064B2ED2158894F3B.png" xlink:type="simple" xlink:show="embed" xlink:actuate="onLoad" loext:mime-type="image/png"/></draw:frame><draw:frame draw:style-name="fr1" draw:name="Image6" text:anchor-type="paragraph" svg:x="3.611cm" svg:y="5.965cm" svg:width="3.745cm" svg:height="3.179cm" draw:z-index="5"><draw:image xlink:href="Pictures/1000000000000144000001135AE0B5BF611BF3CB.png" xlink:type="simple" xlink:show="embed" xlink:actuate="onLoad" loext:mime-type="image/png"/></draw:frame><draw:frame draw:style-name="fr1" draw:name="Image7" text:anchor-type="paragraph" svg:x="-1.007cm" svg:y="5.916cm" svg:width="4.443cm" svg:height="3.859cm" draw:z-index="6"><draw:image xlink:href="Pictures/100000000000014F00000123A2B10206FB205FE5.png" xlink:type="simple" xlink:show="embed" xlink:actuate="onLoad" loext:mime-type="image/png"/></draw:frame><draw:frame draw:style-name="fr1" draw:name="Image8" text:anchor-type="paragraph" svg:x="8.139cm" svg:y="9.788cm" svg:width="5.313cm" svg:height="3.182cm" draw:z-index="7"><draw:image xlink:href="Pictures/1000000000000352000001FD28784BAFDC884364.png" xlink:type="simple" xlink:show="embed" xlink:actuate="onLoad" loext:mime-type="image/png"/></draw:frame><draw:frame draw:style-name="fr1" draw:name="Image9" text:anchor-type="paragraph" svg:x="-0.626cm" svg:y="2.574cm" svg:width="5.218cm" svg:height="3.09cm" draw:z-index="8"><draw:image xlink:href="Pictures/10000000000003670000020447C7708461DDB957.png" xlink:type="simple" xlink:show="embed" xlink:actuate="onLoad" loext:mime-type="image/png"/></draw:frame><draw:frame draw:style-name="fr1" draw:name="Image10" text:anchor-type="paragraph" svg:x="-0.721cm" svg:y="-1.106cm" svg:width="5.359cm" svg:height="3.119cm" draw:z-index="9"><draw:image xlink:href="Pictures/100000000000024A000001550E1CEADFEC4C3BEA.png" xlink:type="simple" xlink:show="embed" xlink:actuate="onLoad" loext:mime-type="image/png"/></draw:frame><draw:frame draw:style-name="fr1" draw:name="Image11" text:anchor-type="paragraph" svg:x="7.498cm" svg:y="5.948cm" svg:width="5.122cm" svg:height="3.448cm" draw:z-index="10"><draw:image xlink:href="Pictures/1000000000000374000002533D0875D437F727A3.png" xlink:type="simple" xlink:show="embed" xlink:actuate="onLoad" loext:mime-type="image/png"/></draw:frame><draw:frame draw:style-name="fr1" draw:name="Image12" text:anchor-type="paragraph" svg:x="6.985cm" svg:y="17.84cm" svg:width="4.875cm" svg:height="3.565cm" draw:z-index="11"><draw:image xlink:href="Pictures/10000000000001B30000013EA7E43CFDCB32BA94.png" xlink:type="simple" xlink:show="embed" xlink:actuate="onLoad" loext:mime-type="image/png"/></draw:frame><draw:frame draw:style-name="fr1" draw:name="Image13" text:anchor-type="paragraph" svg:x="15.111cm" svg:y="2.974cm" svg:width="3.33cm" svg:height="4.664cm" draw:z-index="12"><draw:image xlink:href="Pictures/1000000000000101000001684E305C49E235F6DA.png" xlink:type="simple" xlink:show="embed" xlink:actuate="onLoad" loext:mime-type="image/png"/></draw:frame><draw:frame draw:style-name="fr1" draw:name="Image14" text:anchor-type="paragraph" svg:x="13.698cm" svg:y="12.64cm" svg:width="4.549cm" svg:height="3.658cm" draw:z-index="13"><draw:image xlink:href="Pictures/10000000000000DC000000B1B4A21A3F49F42DFE.png" xlink:type="simple" xlink:show="embed" xlink:actuate="onLoad" loext:mime-type="image/png"/></draw:frame><draw:frame draw:style-name="fr1" draw:name="Image15" text:anchor-type="paragraph" svg:x="14.233cm" svg:y="-1.108cm" svg:width="4.034cm" svg:height="3.747cm" draw:z-index="14"><draw:image xlink:href="Pictures/10000000000001DE000001BC4AAD61AF85CCD9C3.png" xlink:type="simple" xlink:show="embed" xlink:actuate="onLoad" loext:mime-type="image/png"/></draw:frame><draw:frame draw:style-name="fr1" draw:name="Image16" text:anchor-type="paragraph" svg:x="-0.958cm" svg:y="10.165cm" svg:width="4.18cm" svg:height="3.895cm" draw:z-index="15"><draw:image xlink:href="Pictures/10000000000001E1000001C0715306DCB1D58D2E.png" xlink:type="simple" xlink:show="embed" xlink:actuate="onLoad" loext:mime-type="image/png"/></draw:frame><draw:frame draw:style-name="fr1" draw:name="Image17" text:anchor-type="paragraph" svg:x="8.491cm" svg:y="13.194cm" svg:width="4.517cm" svg:height="3.621cm" draw:z-index="16"><draw:image xlink:href="Pictures/10000000000001E6000001C0779D7EFBB576AC45.png" xlink:type="simple" xlink:show="embed" xlink:actuate="onLoad" loext:mime-type="image/png"/></draw:frame><draw:frame draw:style-name="fr1" draw:name="Image18" text:anchor-type="paragraph" svg:x="12.264cm" svg:y="17.358cm" svg:width="6.154cm" svg:height="3.632cm" draw:z-index="17"><draw:image xlink:href="Pictures/10000000000004CE000002D61428737E1338858E.png" xlink:type="simple" xlink:show="embed" xlink:actuate="onLoad" loext:mime-type="image/png"/></draw:frame><draw:frame draw:style-name="fr1" draw:name="Image19" text:anchor-type="paragraph" svg:x="3.62cm" svg:y="9.509cm" svg:width="4.246cm" svg:height="4.456cm" draw:z-index="18"><draw:image xlink:href="Pictures/1000000000000286000002A6FF4EE0422D743769.png" xlink:type="simple" xlink:show="embed" xlink:actuate="onLoad" loext:mime-type="image/png"/></draw:frame><draw:frame draw:style-name="fr1" draw:name="Image20" text:anchor-type="paragraph" svg:x="-1.304cm" svg:y="19.103cm" svg:width="3.554cm" svg:height="4.059cm" draw:z-index="19"><draw:image xlink:href="Pictures/10000000000001DE00000222E07CD3B6EDA2EC14.png" xlink:type="simple" xlink:show="embed" xlink:actuate="onLoad" loext:mime-type="image/png"/></draw:frame><draw:frame draw:style-name="fr1" draw:name="Image21" text:anchor-type="paragraph" svg:x="12.864cm" svg:y="5.86cm" svg:width="2.007cm" svg:height="3.692cm" draw:z-index="20"><draw:image xlink:href="Pictures/100000000000014A000002B20DD598D1B296EB22.png" xlink:type="simple" xlink:show="embed" xlink:actuate="onLoad" loext:mime-type="image/png"/></draw:frame><draw:frame draw:style-name="fr1" draw:name="Image22" text:anchor-type="paragraph" svg:x="15.536cm" svg:y="8.073cm" svg:width="2.566cm" svg:height="4.217cm" draw:z-index="21"><draw:image xlink:href="Pictures/10000000000001910000029351883AE52BAC67D9.png" xlink:type="simple" xlink:show="embed" xlink:actuate="onLoad" loext:mime-type="image/png"/></draw:frame><draw:frame draw:style-name="fr1" draw:name="Image23" text:anchor-type="paragraph" svg:x="2.826cm" svg:y="17.593cm" svg:width="3.796cm" svg:height="4.203cm" draw:z-index="22"><draw:image xlink:href="Pictures/10000000000001C9000001FAF44E44CBF33739E2.png" xlink:type="simple" xlink:show="embed" xlink:actuate="onLoad" loext:mime-type="image/png"/></draw:frame><draw:frame draw:style-name="fr1" draw:name="Image24" text:anchor-type="paragraph" svg:x="-0.829cm" svg:y="14.448cm" svg:width="3.055cm" svg:height="4.172cm" draw:z-index="23"><draw:image xlink:href="Pictures/1000000000000174000001FC88B8A8432CCE8827.png" xlink:type="simple" xlink:show="embed" xlink:actuate="onLoad" loext:mime-type="image/png"/></draw:frame><draw:frame draw:style-name="fr1" draw:name="Image25" text:anchor-type="paragraph" svg:x="13.035cm" svg:y="21.468cm" svg:width="5.173cm" svg:height="3.156cm" draw:z-index="24"><draw:image xlink:href="Pictures/100000000000012C000000B79E6FFC1DBA979276.gif" xlink:type="simple" xlink:show="embed" xlink:actuate="onLoad" loext:mime-type="image/gif"/></draw:frame><draw:frame draw:style-name="fr1" draw:name="Image26" text:anchor-type="paragraph" svg:x="7.669cm" svg:y="21.946cm" svg:width="4.671cm" svg:height="3.006cm" draw:z-index="25"><draw:image xlink:href="Pictures/100000000000012C000000C14504E4B712D9667F.gif" xlink:type="simple" xlink:show="embed" xlink:actuate="onLoad" loext:mime-type="image/gif"/></draw:frame><draw:frame draw:style-name="fr1" draw:name="Image27" text:anchor-type="paragraph" svg:x="2.558cm" svg:y="22.232cm" svg:width="4.565cm" svg:height="3.029cm" draw:z-index="26"><draw:image xlink:href="Pictures/100000000000012C000000C739651CCA6B5D43E0.gif" xlink:type="simple" xlink:show="embed" xlink:actuate="onLoad" loext:mime-type="image/gif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8T17:21:51.224326442</meta:creation-date>
    <dc:date>2021-06-28T17:29:49.746869856</dc:date>
    <meta:editing-duration>PT7M58S</meta:editing-duration>
    <meta:editing-cycles>1</meta:editing-cycles>
    <meta:document-statistic meta:table-count="0" meta:image-count="27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